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="Dimension_20_Lines" draw:marker-start-width="0.33cm" draw:marker-end="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25cm" draw:marker-start="Dimension_20_Lines" draw:marker-start-width="0.33cm" draw:marker-end="Dimension_20_Lines" draw:marker-end-width="0.33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1.635cm" svg:x2="4.873cm" svg:y2="1.636cm">
          <text:p/>
        </draw:line>
        <draw:frame draw:style-name="gr2" draw:text-style-name="P2" draw:layer="layout" svg:width="0.713cm" svg:height="0.761cm" svg:x="1.03cm" svg:y="1.282cm">
          <draw:text-box>
            <text:p><text:span text:style-name="T1">t</text:span><text:span text:style-name="T2">1</text:span></text:p>
          </draw:text-box>
        </draw:frame>
        <draw:line draw:style-name="gr3" draw:text-style-name="P1" draw:layer="layout" svg:x1="2.21cm" svg:y1="1.53cm" svg:x2="2.21cm" svg:y2="1.771cm">
          <text:p/>
        </draw:line>
        <draw:frame draw:style-name="gr2" draw:text-style-name="P2" draw:layer="layout" svg:width="1.15cm" svg:height="0.761cm" svg:x="1.635cm" svg:y="1.635cm">
          <draw:text-box>
            <text:p><text:span text:style-name="T1">r</text:span><text:span text:style-name="T2">1</text:span><text:span text:style-name="T3">(x)</text:span></text:p>
          </draw:text-box>
        </draw:frame>
        <draw:line draw:style-name="gr3" draw:text-style-name="P1" draw:layer="layout" svg:x1="4.37cm" svg:y1="1.531cm" svg:x2="4.37cm" svg:y2="1.772cm">
          <text:p/>
        </draw:line>
        <draw:frame draw:style-name="gr2" draw:text-style-name="P2" draw:layer="layout" svg:width="1.285cm" svg:height="0.761cm" svg:x="3.795cm" svg:y="1.636cm">
          <draw:text-box>
            <text:p><text:span text:style-name="T1">w</text:span><text:span text:style-name="T2">1</text:span><text:span text:style-name="T3">(y)</text:span></text:p>
          </draw:text-box>
        </draw:frame>
        <draw:line draw:style-name="gr4" draw:text-style-name="P1" draw:layer="layout" svg:x1="2.443cm" svg:y1="3.033cm" svg:x2="6.562cm" svg:y2="3.033cm">
          <text:p/>
        </draw:line>
        <draw:frame draw:style-name="gr2" draw:text-style-name="P2" draw:layer="layout" svg:width="0.713cm" svg:height="0.761cm" svg:x="1.838cm" svg:y="2.68cm">
          <draw:text-box>
            <text:p><text:span text:style-name="T1">t</text:span><text:span text:style-name="T2">2</text:span></text:p>
          </draw:text-box>
        </draw:frame>
        <draw:line draw:style-name="gr3" draw:text-style-name="P1" draw:layer="layout" svg:x1="3.018cm" svg:y1="2.928cm" svg:x2="3.018cm" svg:y2="3.169cm">
          <text:p/>
        </draw:line>
        <draw:frame draw:style-name="gr2" draw:text-style-name="P2" draw:layer="layout" svg:width="1.15cm" svg:height="0.761cm" svg:x="2.443cm" svg:y="3.033cm">
          <draw:text-box>
            <text:p><text:span text:style-name="T1">r</text:span><text:span text:style-name="T2">2</text:span><text:span text:style-name="T3">(y)</text:span></text:p>
          </draw:text-box>
        </draw:frame>
        <draw:line draw:style-name="gr3" draw:text-style-name="P1" draw:layer="layout" svg:x1="5.178cm" svg:y1="2.929cm" svg:x2="5.178cm" svg:y2="3.17cm">
          <text:p/>
        </draw:line>
        <draw:frame draw:style-name="gr2" draw:text-style-name="P2" draw:layer="layout" svg:width="1.285cm" svg:height="0.761cm" svg:x="4.603cm" svg:y="3.034cm">
          <draw:text-box>
            <text:p><text:span text:style-name="T1">w</text:span><text:span text:style-name="T2">1</text:span><text:span text:style-name="T3">(y)</text:span></text:p>
          </draw:text-box>
        </draw:frame>
        <draw:line draw:style-name="gr3" draw:text-style-name="P1" draw:layer="layout" svg:x1="5.178cm" svg:y1="2.93cm" svg:x2="5.178cm" svg:y2="3.171cm">
          <text:p/>
        </draw:line>
        <draw:frame draw:style-name="gr2" draw:text-style-name="P2" draw:layer="layout" svg:width="1.34cm" svg:height="0.645cm" svg:x="4.88cm" svg:y="1.305cm">
          <draw:text-box>
            <text:p><text:span text:style-name="T1">Ab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874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</meta:initial-creator>
    <meta:creation-date>2012-04-01T14:16:03</meta:creation-date>
    <dc:date>2012-04-01T16:08:42</dc:date>
    <dc:creator>Benjamin </dc:creator>
    <meta:editing-duration>PT00H59M13S</meta:editing-duration>
    <meta:editing-cycles>59</meta:editing-cycles>
    <meta:generator>OpenOffice.org/3.2$Linux OpenOffice.org_project/320m19$Build-9505</meta:generator>
    <meta:document-statistic meta:object-count="14"/>
  </office:meta>
</office:document-meta>
</file>